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Google Sans" svg:font-family="'Google Sans', arial, sans-serif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orphans="0" fo:widows="0"/>
      <style:text-properties fo:language="ru" fo:country="RU" officeooo:paragraph-rsid="002102f3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6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7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10" style:family="paragraph" style:parent-style-name="Standard">
      <style:text-properties officeooo:rsid="002448ef" officeooo:paragraph-rsid="002102f3"/>
    </style:style>
    <style:style style:name="P11" style:family="paragraph" style:parent-style-name="Text_20_body">
      <style:text-properties officeooo:rsid="002448ef" officeooo:paragraph-rsid="002448ef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4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15" style:family="paragraph" style:parent-style-name="Standard">
      <style:paragraph-properties fo:margin-left="0mm" fo:margin-right="0mm" fo:text-align="start" style:justify-single-word="false" fo:orphans="0" fo:widows="0" fo:text-indent="0mm" style:auto-text-indent="false"/>
      <style:text-properties style:font-name="Times New Roman" fo:font-size="14pt" style:text-underline-style="solid" style:text-underline-width="auto" style:text-underline-color="font-color" officeooo:rsid="002448ef" officeooo:paragraph-rsid="002448ef" style:font-name-asian="Calibri" style:font-size-asian="12.25pt" style:language-asian="ru" style:country-asian="RU" style:font-name-complex="Times New Roman1" style:font-size-complex="14pt"/>
    </style:style>
    <style:style style:name="P16" style:family="paragraph" style:parent-style-name="Text_20_body">
      <style:text-properties officeooo:rsid="00277842" officeooo:paragraph-rsid="00277842"/>
    </style:style>
    <style:style style:name="P17" style:family="paragraph" style:parent-style-name="Contents_20_1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4">
      <style:text-properties officeooo:paragraph-rsid="0036df63"/>
    </style:style>
    <style:style style:name="P25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fo:language="ru" fo:country="RU" officeooo:paragraph-rsid="002102f3"/>
    </style:style>
    <style:style style:name="P26" style:family="paragraph" style:parent-style-name="Text_20_body">
      <style:text-properties officeooo:rsid="00284006" officeooo:paragraph-rsid="00284006"/>
    </style:style>
    <style:style style:name="P27" style:family="paragraph" style:parent-style-name="Text_20_body">
      <style:text-properties officeooo:rsid="00290b82" officeooo:paragraph-rsid="00290b82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rsid="00290b82" officeooo:paragraph-rsid="00290b82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2b0304" officeooo:paragraph-rsid="002b0304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rsid="002b0304" officeooo:paragraph-rsid="002b2e7c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officeooo:rsid="002ca3d3" officeooo:paragraph-rsid="002ca3d3"/>
    </style:style>
    <style:style style:name="P32" style:family="paragraph" style:parent-style-name="Text_20_body">
      <style:text-properties officeooo:rsid="002b0304" officeooo:paragraph-rsid="002b0304"/>
    </style:style>
    <style:style style:name="P33" style:family="paragraph" style:parent-style-name="Text_20_body">
      <style:text-properties fo:font-weight="bold" officeooo:rsid="0036df63" officeooo:paragraph-rsid="0036df63" style:font-weight-asian="bold" style:font-weight-complex="bold"/>
    </style:style>
    <style:style style:name="P34" style:family="paragraph" style:parent-style-name="Text_20_body">
      <style:text-properties fo:font-weight="bold" officeooo:rsid="003bd2a0" officeooo:paragraph-rsid="003bd2a0" style:font-weight-asian="bold" style:font-weight-complex="bold"/>
    </style:style>
    <style:style style:name="P35" style:family="paragraph" style:parent-style-name="Text_20_body">
      <style:text-properties officeooo:rsid="0026fa59" officeooo:paragraph-rsid="002ca3d3"/>
    </style:style>
    <style:style style:name="P36" style:family="paragraph" style:parent-style-name="Text_20_body">
      <style:text-properties officeooo:rsid="002f066d" officeooo:paragraph-rsid="002f066d"/>
    </style:style>
    <style:style style:name="P37" style:family="paragraph" style:parent-style-name="Text_20_body">
      <style:text-properties officeooo:rsid="002f066d" officeooo:paragraph-rsid="002ff033"/>
    </style:style>
    <style:style style:name="P38" style:family="paragraph" style:parent-style-name="Text_20_body">
      <style:text-properties officeooo:rsid="00319621" officeooo:paragraph-rsid="00319621"/>
    </style:style>
    <style:style style:name="P39" style:family="paragraph" style:parent-style-name="Text_20_body">
      <style:text-properties officeooo:rsid="00319621" officeooo:paragraph-rsid="0036df63"/>
    </style:style>
    <style:style style:name="P40" style:family="paragraph" style:parent-style-name="Text_20_body">
      <style:text-properties style:text-underline-style="none" fo:font-weight="bold" officeooo:rsid="00319621" officeooo:paragraph-rsid="00319621" style:font-weight-asian="bold" style:font-weight-complex="bold"/>
    </style:style>
    <style:style style:name="P41" style:family="paragraph" style:parent-style-name="Text_20_body">
      <style:text-properties style:text-underline-style="none" fo:font-weight="bold" officeooo:rsid="003359b5" officeooo:paragraph-rsid="003359b5" style:font-weight-asian="bold" style:font-weight-complex="bold"/>
    </style:style>
    <style:style style:name="P42" style:family="paragraph" style:parent-style-name="Text_20_body">
      <style:text-properties officeooo:paragraph-rsid="00358aef"/>
    </style:style>
    <style:style style:name="P43" style:family="paragraph" style:parent-style-name="Text_20_body">
      <style:text-properties officeooo:paragraph-rsid="0036df63"/>
    </style:style>
    <style:style style:name="P44" style:family="paragraph" style:parent-style-name="Text_20_body">
      <style:text-properties officeooo:rsid="0036df63" officeooo:paragraph-rsid="0039ee97"/>
    </style:style>
    <style:style style:name="P45" style:family="paragraph" style:parent-style-name="Text_20_body">
      <style:text-properties officeooo:rsid="003899a1" officeooo:paragraph-rsid="003899a1"/>
    </style:style>
    <style:style style:name="P46" style:family="paragraph" style:parent-style-name="Text_20_body">
      <style:text-properties officeooo:rsid="0039ee97" officeooo:paragraph-rsid="0039ee97"/>
    </style:style>
    <style:style style:name="P47" style:family="paragraph" style:parent-style-name="Text_20_body">
      <style:text-properties officeooo:rsid="003bb619" officeooo:paragraph-rsid="003bb619"/>
    </style:style>
    <style:style style:name="P48" style:family="paragraph" style:parent-style-name="Text_20_body">
      <style:text-properties officeooo:rsid="003bd2a0" officeooo:paragraph-rsid="003bd2a0"/>
    </style:style>
    <style:style style:name="P49" style:family="paragraph" style:parent-style-name="Text_20_body">
      <style:text-properties officeooo:rsid="003da6ab" officeooo:paragraph-rsid="003da6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officeooo:rsid="002102f3"/>
    </style:style>
    <style:style style:name="T4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226d49"/>
    </style:style>
    <style:style style:name="T8" style:family="text">
      <style:text-properties officeooo:rsid="0025fcfa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84006"/>
    </style:style>
    <style:style style:name="T11" style:family="text">
      <style:text-properties style:text-underline-style="solid" style:text-underline-width="auto" style:text-underline-color="font-color" officeooo:rsid="00277842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29dd1a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2ca3d3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2ff033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3359b5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36df63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3bb619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officeooo:rsid="003359b5"/>
    </style:style>
    <style:style style:name="T20" style:family="text">
      <style:text-properties style:text-underline-style="solid" style:text-underline-width="auto" style:text-underline-color="font-color" officeooo:rsid="0029dd1a"/>
    </style:style>
    <style:style style:name="T21" style:family="text">
      <style:text-properties style:text-underline-style="solid" style:text-underline-width="auto" style:text-underline-color="font-color" officeooo:rsid="00342512"/>
    </style:style>
    <style:style style:name="T22" style:family="text">
      <style:text-properties style:text-underline-style="solid" style:text-underline-width="auto" style:text-underline-color="font-color" officeooo:rsid="00358aef"/>
    </style:style>
    <style:style style:name="T23" style:family="text">
      <style:text-properties style:text-underline-style="solid" style:text-underline-width="auto" style:text-underline-color="font-color" officeooo:rsid="0036df63"/>
    </style:style>
    <style:style style:name="T24" style:family="text">
      <style:text-properties style:text-underline-style="solid" style:text-underline-width="auto" style:text-underline-color="font-color" officeooo:rsid="003899a1"/>
    </style:style>
    <style:style style:name="T25" style:family="text">
      <style:text-properties style:text-underline-style="solid" style:text-underline-width="auto" style:text-underline-color="font-color" officeooo:rsid="0039ee97"/>
    </style:style>
    <style:style style:name="T26" style:family="text">
      <style:text-properties style:text-underline-style="solid" style:text-underline-width="auto" style:text-underline-color="font-color" officeooo:rsid="003af330"/>
    </style:style>
    <style:style style:name="T27" style:family="text">
      <style:text-properties style:text-underline-style="solid" style:text-underline-width="auto" style:text-underline-color="font-color" officeooo:rsid="003bb619"/>
    </style:style>
    <style:style style:name="T28" style:family="text">
      <style:text-properties officeooo:rsid="00277842"/>
    </style:style>
    <style:style style:name="T29" style:family="text">
      <style:text-properties officeooo:rsid="00284006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284006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29dd1a" style:font-weight-asian="normal" style:font-weight-complex="normal"/>
    </style:style>
    <style:style style:name="T34" style:family="text">
      <style:text-properties style:text-underline-style="none" fo:font-weight="normal" officeooo:rsid="002b0304" style:font-weight-asian="normal" style:font-weight-complex="normal"/>
    </style:style>
    <style:style style:name="T35" style:family="text">
      <style:text-properties style:text-underline-style="none" fo:font-weight="normal" officeooo:rsid="002b2e7c" style:font-weight-asian="normal" style:font-weight-complex="normal"/>
    </style:style>
    <style:style style:name="T36" style:family="text">
      <style:text-properties style:text-underline-style="none" fo:font-weight="normal" officeooo:rsid="002ca3d3" style:font-weight-asian="normal" style:font-weight-complex="normal"/>
    </style:style>
    <style:style style:name="T37" style:family="text">
      <style:text-properties style:text-underline-style="none" fo:font-weight="normal" officeooo:rsid="002f066d" style:font-weight-asian="normal" style:font-weight-complex="normal"/>
    </style:style>
    <style:style style:name="T38" style:family="text">
      <style:text-properties style:text-underline-style="none" fo:font-weight="normal" officeooo:rsid="002ff033" style:font-weight-asian="normal" style:font-weight-complex="normal"/>
    </style:style>
    <style:style style:name="T39" style:family="text">
      <style:text-properties style:text-underline-style="none" fo:font-weight="normal" officeooo:rsid="00319621" style:font-weight-asian="normal" style:font-weight-complex="normal"/>
    </style:style>
    <style:style style:name="T40" style:family="text">
      <style:text-properties style:text-underline-style="none" fo:font-weight="bold" style:font-weight-asian="bold" style:font-weight-complex="bold"/>
    </style:style>
    <style:style style:name="T41" style:family="text">
      <style:text-properties style:text-underline-style="none" fo:font-weight="bold" officeooo:rsid="00358aef" style:font-weight-asian="bold" style:font-weight-complex="bold"/>
    </style:style>
    <style:style style:name="T42" style:family="text">
      <style:text-properties style:text-underline-style="none" officeooo:rsid="002b0304"/>
    </style:style>
    <style:style style:name="T43" style:family="text">
      <style:text-properties style:text-underline-style="none" officeooo:rsid="002b2e7c"/>
    </style:style>
    <style:style style:name="T44" style:family="text">
      <style:text-properties style:text-underline-style="none" officeooo:rsid="0029dd1a"/>
    </style:style>
    <style:style style:name="T45" style:family="text">
      <style:text-properties style:text-underline-style="none" officeooo:rsid="003359b5"/>
    </style:style>
    <style:style style:name="T46" style:family="text">
      <style:text-properties style:text-underline-style="none" officeooo:rsid="00342512"/>
    </style:style>
    <style:style style:name="T47" style:family="text">
      <style:text-properties style:text-underline-style="none" officeooo:rsid="00358aef"/>
    </style:style>
    <style:style style:name="T48" style:family="text">
      <style:text-properties style:text-underline-style="none" officeooo:rsid="0036df63"/>
    </style:style>
    <style:style style:name="T49" style:family="text">
      <style:text-properties style:text-underline-style="none" officeooo:rsid="0039ee97"/>
    </style:style>
    <style:style style:name="T50" style:family="text">
      <style:text-properties style:text-underline-style="none" officeooo:rsid="003af330"/>
    </style:style>
    <style:style style:name="T51" style:family="text">
      <style:text-properties style:text-underline-style="none" officeooo:rsid="003bb619"/>
    </style:style>
    <style:style style:name="T52" style:family="text">
      <style:text-properties style:text-underline-style="none" officeooo:rsid="003bd2a0"/>
    </style:style>
    <style:style style:name="T53" style:family="text">
      <style:text-properties style:text-underline-style="none" officeooo:rsid="003d6170"/>
    </style:style>
    <style:style style:name="T54" style:family="text">
      <style:text-properties officeooo:rsid="00290b82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2b2e7c" style:font-weight-asian="normal" style:font-weight-complex="normal"/>
    </style:style>
    <style:style style:name="T57" style:family="text">
      <style:text-properties fo:font-weight="normal" officeooo:rsid="003359b5" style:font-weight-asian="normal" style:font-weight-complex="normal"/>
    </style:style>
    <style:style style:name="T58" style:family="text">
      <style:text-properties officeooo:rsid="0029dd1a"/>
    </style:style>
    <style:style style:name="T59" style:family="text">
      <style:text-properties officeooo:rsid="00319621"/>
    </style:style>
    <style:style style:name="T60" style:family="text">
      <style:text-properties fo:font-variant="normal" fo:text-transform="none" fo:color="#202124" loext:opacity="100%" style:font-name="Google Sans" fo:font-size="15pt" fo:letter-spacing="normal" fo:font-style="normal" style:text-underline-style="none" fo:font-weight="normal" officeooo:rsid="003899a1" style:font-weight-asian="normal" style:font-weight-complex="normal"/>
    </style:style>
    <style:style style:name="T61" style:family="text">
      <style:text-properties fo:font-variant="normal" fo:text-transform="none" fo:color="#040c28" loext:opacity="100%" style:font-name="Google Sans" fo:font-size="15pt" fo:letter-spacing="normal" fo:font-style="normal" style:text-underline-style="none" fo:font-weight="normal" officeooo:rsid="003899a1" fo:background-color="#d3e3fd" loext:char-shading-value="0" style:font-weight-asian="normal" style:font-weight-complex="normal"/>
    </style:style>
    <style:style style:name="T62" style:family="text">
      <style:text-properties fo:font-size="14pt" style:text-underline-style="none"/>
    </style:style>
    <style:style style:name="T63" style:family="text">
      <style:text-properties fo:font-size="14pt" style:text-underline-style="none" fo:font-weight="normal" style:font-weight-asian="normal" style:font-weight-complex="normal"/>
    </style:style>
    <style:style style:name="T64" style:family="text">
      <style:text-properties fo:font-size="14pt" style:text-underline-style="none" fo:font-weight="normal" officeooo:rsid="00358aef" style:font-weight-asian="normal" style:font-weight-complex="normal"/>
    </style:style>
    <style:style style:name="T65" style:family="text">
      <style:text-properties fo:font-size="14pt" style:text-underline-style="none" fo:font-weight="normal" officeooo:rsid="003899a1" style:font-weight-asian="normal" style:font-weight-complex="normal"/>
    </style:style>
    <style:style style:name="T66" style:family="text">
      <style:text-properties fo:font-size="14pt" style:text-underline-style="none" fo:font-weight="bold" style:font-weight-asian="bold" style:font-weight-complex="bold"/>
    </style:style>
    <style:style style:name="T67" style:family="text">
      <style:text-properties fo:font-size="14pt" style:text-underline-style="none" fo:font-weight="bold" officeooo:rsid="00358aef" style:font-weight-asian="bold" style:font-weight-complex="bold"/>
    </style:style>
    <style:style style:name="T68" style:family="text">
      <style:text-properties fo:font-size="14pt" style:text-underline-style="none" officeooo:rsid="00358aef"/>
    </style:style>
    <style:style style:name="T69" style:family="text">
      <style:text-properties fo:font-size="14pt" style:text-underline-style="none" officeooo:rsid="003899a1"/>
    </style:style>
    <style:style style:name="T70" style:family="text"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T71" style:family="text">
      <style:text-properties fo:font-size="14pt" style:text-underline-style="solid" style:text-underline-width="auto" style:text-underline-color="font-color" fo:font-weight="normal" officeooo:rsid="003899a1" style:font-weight-asian="normal" style:font-weight-complex="normal"/>
    </style:style>
    <style:style style:name="T72" style:family="text">
      <style:text-properties officeooo:rsid="0036df63"/>
    </style:style>
    <style:style style:name="T73" style:family="text">
      <style:text-properties officeooo:rsid="003bb619"/>
    </style:style>
    <style:style style:name="T74" style:family="text">
      <style:text-properties officeooo:rsid="003da6ab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ИСТЕРСТВО НАУКИ И ВЫСШЕГО ОБРАЗОВАНИЯ РФ</text:p>
      <text:p text:style-name="P4">ФЕДЕРАЛЬНОЕ ГОСУДАРСТВЕННОЕ АВТОНОМНОЕ ОБРАЗОВАТЕЛЬНОЕ УЧРЕЖДЕНИЕ ВЫСШЕГО ОБРАЗОВАНИЯ</text:p>
      <text:p text:style-name="P4">“НОВОСИБИРСКИЙ НАЦИОНАЛЬНЫЙ ИССЛЕДОВАТЕЛЬСКИЙ ГОСУДАРСТВЕННЫЙ УНИВЕРСИТЕТ”</text:p>
      <text:p text:style-name="P4">(НОВОСИБИРСКИЙ ГОСУДАРСТВ<text:span text:style-name="T7">Е</text:span>ННЫЙ УНИВЕРСИТЕТ, НГУ)</text:p>
      <text:p text:style-name="P4"/>
      <text:p text:style-name="P4">Факультет информационных технологий</text:p>
      <text:p text:style-name="P4">Кафедра систем информатики</text:p>
      <text:p text:style-name="P4"/>
      <text:p text:style-name="P4">Направление подготовки 09.03.01 Информатика и вычислительная техника</text:p>
      <text:p text:style-name="P4">Направленность (профиль): Компьютерные науки и системотехника</text:p>
      <text:p text:style-name="P4"/>
      <text:p text:style-name="P8">ВЫПУСКНАЯ КВАЛИФИКАЦИОННАЯ РАБОТА БАКАЛАВРА</text:p>
      <text:p text:style-name="P4"/>
      <text:p text:style-name="P4"><text:span text:style-name="T2">Савченко</text:span><text:span text:style-name="T1"> </text:span><text:span text:style-name="T2">Егора Владимировича</text:span></text:p>
      <text:p text:style-name="P4"/>
      <text:p text:style-name="P5">Тема работы: </text:p>
      <text:p text:style-name="P4"/>
      <text:p text:style-name="P12">РАЗРАБОТКА УЧЕБНОЙ СИСТЕМЫ ОЦЕНКИ СЛОЖНОСТИ ПЛАНОВ SQL 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“К защите допущен”</text:p>
            <text:p text:style-name="P6">Заведующий кафедрой: систем информатики</text:p>
            <text:p text:style-name="P6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9">Руководитель ВКР</text:p>
            <text:p text:style-name="P6">ученая степень, звание: <text:span text:style-name="T6"><text:s/></text:span><text:span text:style-name="T5">к.ф-м.н</text:span></text:p>
            <text:p text:style-name="P6">должность, место работы в НГУ:<text:span text:style-name="T6"> </text:span><text:span text:style-name="T4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6">Лаврентьев Михаил Михайлович / __________</text:p>
            <text:p text:style-name="P13">(ФИО) / (подпись)</text:p>
            <text:p text:style-name="P14">“_____”____________ 2024г.</text:p>
          </table:table-cell>
          <table:table-cell table:style-name="Таблица1.A1" office:value-type="string">
            <text:p text:style-name="P7"><text:span text:style-name="T3">Мигинский</text:span> <text:span text:style-name="T3">Денис Сергеевич </text:span>/ </text:p>
            <text:p text:style-name="P7">___________</text:p>
            <text:p text:style-name="P13">(ФИО) / (подпись)</text:p>
            <text:p text:style-name="P14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3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4" office:value-type="string">
            <text:p text:style-name="P3"/>
          </table:table-cell>
        </table:table-row>
      </table:table>
      <text:p text:style-name="P1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Оглавление</text:p>
          </text:index-title>
          <text:p text:style-name="P17"><text:a xlink:type="simple" xlink:href="#__RefHeading___Toc1149_1458253492" text:style-name="Index_20_Link" text:visited-style-name="Index_20_Link">ВВЕДЕНИЕ<text:tab/>3</text:a></text:p>
          <text:p text:style-name="P17"><text:a xlink:type="simple" xlink:href="#__RefHeading___Toc193_196251381" text:style-name="Index_20_Link" text:visited-style-name="Index_20_Link">ГЛАВА 1.<text:tab/>4</text:a></text:p>
          <text:p text:style-name="P17"><text:a xlink:type="simple" xlink:href="#__RefHeading___Toc195_196251381" text:style-name="Index_20_Link" text:visited-style-name="Index_20_Link">ГЛАВА 2. РЕАЛИЗАЦИЯ<text:tab/>5</text:a></text:p>
          <text:p text:style-name="P18"><text:a xlink:type="simple" xlink:href="#__RefHeading___Toc683_196251381" text:style-name="Index_20_Link" text:visited-style-name="Index_20_Link">2.1 Выражение<text:tab/>6</text:a></text:p>
          <text:p text:style-name="P19"><text:a xlink:type="simple" xlink:href="#__RefHeading___Toc273_3727507447" text:style-name="Index_20_Link" text:visited-style-name="Index_20_Link">2.1.1 Обработка выражений<text:tab/>6</text:a></text:p>
          <text:p text:style-name="P20"><text:a xlink:type="simple" xlink:href="#__RefHeading___Toc273_37275074471" text:style-name="Index_20_Link" text:visited-style-name="Index_20_Link">2.1.1.1 Проверка на корректность<text:tab/>7</text:a></text:p>
          <text:p text:style-name="P20"><text:a xlink:type="simple" xlink:href="#__RefHeading___Toc273_372750744711" text:style-name="Index_20_Link" text:visited-style-name="Index_20_Link">2.1.1.2 Проверка на зависимость от контекста<text:tab/>7</text:a></text:p>
          <text:p text:style-name="P20"><text:a xlink:type="simple" xlink:href="#__RefHeading___Toc273_3727507447111" text:style-name="Index_20_Link" text:visited-style-name="Index_20_Link">2.1.1.3 Внедрение данных<text:tab/>7</text:a></text:p>
          <text:p text:style-name="P20"><text:a xlink:type="simple" xlink:href="#__RefHeading___Toc273_37275074471111" text:style-name="Index_20_Link" text:visited-style-name="Index_20_Link">2.1.1.4 Вычисление выражений<text:tab/>7</text:a></text:p>
          <text:p text:style-name="P19"><text:a xlink:type="simple" xlink:href="#__RefHeading___Toc273_372750744711111" text:style-name="Index_20_Link" text:visited-style-name="Index_20_Link">2.1.2 Обработка подзапросов<text:tab/>8</text:a></text:p>
          <text:p text:style-name="P17"><text:a xlink:type="simple" xlink:href="#__RefHeading___Toc1151_1458253492" text:style-name="Index_20_Link" text:visited-style-name="Index_20_Link">ЗАКЛЮЧЕНИЕ<text:tab/>9</text:a></text:p>
          <text:p text:style-name="P17"><text:a xlink:type="simple" xlink:href="#__RefHeading___Toc1153_1458253492" text:style-name="Index_20_Link" text:visited-style-name="Index_20_Link">ИСТОЧНИКИ<text:tab/>10</text:a></text:p>
          <text:p text:style-name="P17"><text:a xlink:type="simple" xlink:href="#__RefHeading___Toc1155_1458253492" text:style-name="Index_20_Link" text:visited-style-name="Index_20_Link">ГЛОССАРИЙ<text:tab/>11</text:a></text:p>
          <text:p text:style-name="P17"><text:a xlink:type="simple" xlink:href="#__RefHeading___Toc1157_1458253492" text:style-name="Index_20_Link" text:visited-style-name="Index_20_Link">ПРИЛОЖЕНИЕ<text:tab/>13</text:a></text:p>
        </text:index-body>
      </text:table-of-content>
      <text:p text:style-name="P15"/>
      <text:h text:style-name="P22" text:outline-level="1"><text:bookmark-start text:name="__RefHeading___Toc1149_1458253492"/>ВВЕДЕНИЕ<text:bookmark-end text:name="__RefHeading___Toc1149_1458253492"/></text:h>
      <text:p text:style-name="Text_20_body"/>
      <text:h text:style-name="P22" text:outline-level="1"><text:bookmark-start text:name="__RefHeading___Toc193_196251381"/>ГЛАВА 1.<text:bookmark-end text:name="__RefHeading___Toc193_196251381"/></text:h>
      <text:p text:style-name="P11"/>
      <text:h text:style-name="P22" text:outline-level="1"><text:bookmark-start text:name="__RefHeading___Toc195_196251381"/>ГЛАВА 2. РЕАЛИЗАЦИЯ<text:bookmark-end text:name="__RefHeading___Toc195_196251381"/></text:h>
      <text:p text:style-name="P11"/>
      <text:h text:style-name="P23" text:outline-level="2"><text:bookmark-start text:name="__RefHeading___Toc683_196251381"/><text:span text:style-name="T8">2.1 </text:span>Выражение<text:bookmark-end text:name="__RefHeading___Toc683_196251381"/></text:h>
      <text:p text:style-name="P35"><text:span text:style-name="T12">Выражение</text:span> — <text:span text:style-name="T58">одна из ключевых частей формирования запроса. Оно используется при задании некоторых </text:span><text:span text:style-name="T20">операций над </text:span><text:span text:style-name="T25">данными</text:span><text:span text:style-name="T58">, а именно, как часть </text:span><text:span text:style-name="T44">операции </text:span><text:span text:style-name="T58">фильтрации (Where) и как часть </text:span><text:span text:style-name="T44">операции</text:span><text:span text:style-name="T58"> соединения данных (Join). </text:span></text:p>
      <text:p text:style-name="P35"><text:span text:style-name="T13">Выражение</text:span><text:span text:style-name="T33"> позволяет описывать как именно необходимо манипулировать </text:span><text:span text:style-name="T13">строками данных</text:span><text:span text:style-name="T33">: корректно заданное </text:span><text:span text:style-name="T13">выражение</text:span><text:span text:style-name="T33"> позволяет ответить на вопрос: «</text:span><text:span text:style-name="T34">Подходит ли текущая строка по заданному условию?</text:span><text:span text:style-name="T33">». </text:span><text:span text:style-name="T34">Иными словами, корректное выражение </text:span><text:span text:style-name="T36">в результате</text:span><text:span text:style-name="T34"> </text:span><text:span text:style-name="T36">процесса </text:span><text:span text:style-name="T14">внедрения данных</text:span><text:span text:style-name="T36"> и процесса </text:span><text:span text:style-name="T14">просчета данных</text:span><text:span text:style-name="T36"> выдает </text:span><text:span text:style-name="T14">значение</text:span><text:span text:style-name="T36"> типа BooleanValue.</text:span></text:p>
      <text:p text:style-name="P36"><text:span text:style-name="T14">В</text:span><text:span text:style-name="T12">ыражение</text:span><text:span text:style-name="T32">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</text:span><text:span text:style-name="T12">выражением</text:span><text:span text:style-name="T32">. Узлы дерева строго типизированы и представляют из себя либо операции над </text:span><text:span text:style-name="T12">выражениями</text:span><text:span text:style-name="T32">, либо непосредственно </text:span><text:span text:style-name="T12">значения</text:span><text:span text:style-name="T32"> (списки значений), либо </text:span><text:span text:style-name="T12">подзапросы</text:span><text:span text:style-name="T32">. </text:span></text:p>
      <text:p text:style-name="P37"><text:span text:style-name="T32">Выражение с точки зрения реализации — интерфейс, у которого есть несколько реализаций: </text:span><text:span text:style-name="T15">значение</text:span><text:span text:style-name="T38">, унарная операция, бинарная операция, тернарная операция, список значений, подтаблица (обертка, хранящая в себе </text:span><text:span text:style-name="T18">подзапрос</text:span><text:span text:style-name="T38">, необходимая для корректной манипуляции с выражением). Такая иерархия структур данных позволяет задавать в строго типизированным виде </text:span><text:span text:style-name="T15">выражения</text:span><text:span text:style-name="T38"> любой сложности и </text:span><text:span text:style-name="T39">напоминает</text:span><text:span text:style-name="T38"> к </text:span><text:span text:style-name="T39">способу задания выражений в промышленных реализациях стандарта SQL.</text:span></text:p>
      <text:h text:style-name="Heading_20_3" text:outline-level="3"><text:bookmark-start text:name="__RefHeading___Toc273_3727507447"/>2.1.1 Обработка выражений<text:bookmark-end text:name="__RefHeading___Toc273_3727507447"/></text:h>
      <text:p text:style-name="P39">Обработка <text:span text:style-name="T9">выражений</text:span><text:span text:style-name="T30"> происходит в процессе обработки соответствующей </text:span><text:span text:style-name="T19">операции </text:span><text:span text:style-name="T23">над данными</text:span><text:span text:style-name="T45"> (к которым применимо </text:span><text:span text:style-name="T19">выражение</text:span><text:span text:style-name="T45">) и заключается в прохождении </text:span><text:span text:style-name="T46">четырех</text:span><text:span text:style-name="T45"> этапов: </text:span><text:span text:style-name="T46">проверки </text:span><text:span text:style-name="T21">выражения</text:span><text:span text:style-name="T46"> на корректность, проверки </text:span><text:span text:style-name="T21">выражения</text:span><text:span text:style-name="T46"> на зависимость от контекста, внедрении данных, просчет </text:span><text:span text:style-name="T21">выражения</text:span><text:span text:style-name="T46">. </text:span></text:p>
      <text:p text:style-name="P39"><text:span text:style-name="T46">Благодаря тому, что каждая часть </text:span><text:span text:style-name="T21">выражения</text:span><text:span text:style-name="T46"> (узел дерева) также является </text:span><text:span text:style-name="T21">выражением</text:span><text:span text:style-name="T46">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47">Данный шаблон позволяет удобно складывать операции на стек вызовов, а также откладывать выполнение некоторых операций </text:span><text:soft-page-break/><text:span text:style-name="T47">непосредственно до необходимости их просчета, что следует принципам ленивой обработки </text:span><text:span text:style-name="T22">выражений</text:span><text:span text:style-name="T47">. </text:span><text:span text:style-name="T22">Выражения</text:span><text:span text:style-name="T47"> обрабатываются </text:span><text:span text:style-name="T22">лениво</text:span><text:span text:style-name="T47">.</text:span></text:p>
      <text:h text:style-name="Heading_20_4" text:outline-level="4"><text:bookmark-start text:name="__RefHeading___Toc273_37275074471"/><text:span text:style-name="T47">2.1.1</text:span><text:span text:style-name="T48">.1</text:span><text:span text:style-name="T47"> </text:span><text:span text:style-name="T48">Проверка на корректность</text:span><text:bookmark-end text:name="__RefHeading___Toc273_37275074471"/></text:h>
      <text:p text:style-name="P44"><text:span text:style-name="T30">На первом этапе обработки </text:span><text:span text:style-name="T9">выражения</text:span><text:span text:style-name="T30"> происходит проверка на корректность. Она заключается в определении типа данных, который будет получен после </text:span><text:span text:style-name="T9">просчета выражения</text:span><text:span text:style-name="T30"> </text:span><text:span text:style-name="T49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) </text:span><text:span text:style-name="T30">и в выявлении несоответствия типов </text:span><text:span text:style-name="T9">значений</text:span><text:span text:style-name="T30">, <text:s/></text:span><text:span text:style-name="T9">операторов</text:span><text:span text:style-name="T30"> </text:span><text:span text:style-name="T49">и</text:span><text:span text:style-name="T30"> </text:span><text:span text:style-name="T24">операций</text:span><text:span text:style-name="T49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24" text:outline-level="4"><text:bookmark-start text:name="__RefHeading___Toc273_372750744711"/><text:span text:style-name="T47">2.1.1</text:span><text:span text:style-name="T48">.2</text:span><text:span text:style-name="T47"> </text:span><text:span text:style-name="T48">Проверка на зависимость от контекста</text:span><text:bookmark-end text:name="__RefHeading___Toc273_372750744711"/></text:h>
      <text:p text:style-name="P46"><text:span text:style-name="T23">В</text:span><text:span text:style-name="T9">ыражения</text:span><text:span text:style-name="T30"> разделяются на несколько видов в зависимости от их отношения к текущему контексту исполнения: </text:span><text:span text:style-name="T26">контекстно-свободные</text:span><text:span text:style-name="T50">, </text:span><text:span text:style-name="T26">контекстно-зависимые</text:span><text:span text:style-name="T50">, </text:span><text:span text:style-name="T26">свободные для контекста</text:span><text:span text:style-name="T50">. На данном этапе обработки выявляется, является ли </text:span><text:span text:style-name="T26">выражение</text:span><text:span text:style-name="T50"> </text:span><text:span text:style-name="T26">свободным для контекста</text:span><text:span text:style-name="T50">. Это позволяет сократить общее количество манипуляций и следовать принципам </text:span><text:span text:style-name="T26">ленивости</text:span><text:span text:style-name="T50">: в случае, если </text:span><text:span text:style-name="T26">выражение</text:span><text:span text:style-name="T50"> не зависит от текущего контекста (иными словами, является свободным для текущего контекста), его можно просчитать единожды, а не выполнять операцию </text:span><text:span text:style-name="T26">внедрения данных</text:span><text:span text:style-name="T50"> для каждой текущей </text:span><text:span text:style-name="T26">стоки данных</text:span><text:span text:style-name="T50">. </text:span></text:p>
      <text:h text:style-name="P24" text:outline-level="4"><text:bookmark-start text:name="__RefHeading___Toc273_3727507447111"/><text:span text:style-name="T47">2.1.1</text:span><text:span text:style-name="T48">.3</text:span><text:span text:style-name="T47"> </text:span><text:span text:style-name="T48">Внедрение данных</text:span><text:bookmark-end text:name="__RefHeading___Toc273_3727507447111"/></text:h>
      <text:p text:style-name="P47"><text:span text:style-name="T23">В</text:span><text:span text:style-name="T9">недрение данных</text:span><text:span text:style-name="T30"> — это операция по подстановке </text:span><text:span text:style-name="T9">значений</text:span><text:span text:style-name="T30"> в специально-отведенные места в выражениях (</text:span><text:span text:style-name="T52">указывающие</text:span><text:span text:style-name="T30"> на конкретн</text:span><text:span text:style-name="T52">ые</text:span><text:span text:style-name="T30"> колонк</text:span><text:span text:style-name="T52">и</text:span><text:span text:style-name="T30"> данных). Операция внедрения данных необходима только для <text:s/></text:span><text:span text:style-name="T26">контекстно-зависимы</text:span><text:span text:style-name="T9">х</text:span><text:span text:style-name="T30"> </text:span><text:span text:style-name="T9">выражений</text:span><text:span text:style-name="T30">.</text:span></text:p>
      <text:h text:style-name="P24" text:outline-level="4"><text:bookmark-start text:name="__RefHeading___Toc273_37275074471111"/><text:span text:style-name="T47">2.1.1</text:span><text:span text:style-name="T48">.4</text:span><text:span text:style-name="T47"> </text:span><text:span text:style-name="T48">Вычисление выражени</text:span><text:span text:style-name="T53">й</text:span><text:bookmark-end text:name="__RefHeading___Toc273_37275074471111"/></text:h>
      <text:p text:style-name="P43"><text:span text:style-name="T48">----------</text:span></text:p>
      <text:p text:style-name="P43"><text:span text:style-name="T48"/></text:p>
      <text:p text:style-name="P48"><text:span text:style-name="T48">В</text:span><text:span text:style-name="T30">се этапы обработки </text:span><text:span text:style-name="T9">выражений</text:span><text:span text:style-name="T30"> происходят посредством применения соответствующих реализаций «посетителей». Обработка происходит </text:span><text:span text:style-name="T9">рекурсивно</text:span><text:span text:style-name="T30">, </text:span><text:span text:style-name="T9">лениво</text:span><text:span text:style-name="T30">, и не </text:span><text:span text:style-name="T9">мутирует</text:span><text:span text:style-name="T30"> исходное пользовательское </text:span><text:span text:style-name="T9">выражение</text:span><text:span text:style-name="T30">.</text:span></text:p>
      <text:h text:style-name="Heading_20_3" text:outline-level="3"><text:bookmark-start text:name="__RefHeading___Toc273_372750744711111"/><text:soft-page-break/>2.1.2 Обработка под<text:span text:style-name="T74">з</text:span>апросов<text:bookmark-end text:name="__RefHeading___Toc273_372750744711111"/></text:h>
      <text:p text:style-name="P43"><text:span text:style-name="T48"/></text:p>
      <text:p text:style-name="Text_20_body"><text:span text:style-name="T48"/></text:p>
      <text:p text:style-name="P38"><text:span text:style-name="T46"/></text:p>
      <text:h text:style-name="P22" text:outline-level="1"><text:bookmark-start text:name="__RefHeading___Toc1151_1458253492"/>ЗАКЛЮЧЕНИЕ<text:bookmark-end text:name="__RefHeading___Toc1151_1458253492"/></text:h>
      <text:p text:style-name="P11"/>
      <text:h text:style-name="P22" text:outline-level="1"><text:bookmark-start text:name="__RefHeading___Toc1153_1458253492"/>ИСТОЧНИКИ<text:bookmark-end text:name="__RefHeading___Toc1153_1458253492"/></text:h>
      <text:p text:style-name="P49">Документация Postgres</text:p>
      <text:p text:style-name="P49">Стандарт Sql</text:p>
      <text:p text:style-name="P49">Документация Java</text:p>
      <text:p text:style-name="P49"/>
      <text:h text:style-name="P22" text:outline-level="1"><text:bookmark-start text:name="__RefHeading___Toc1155_1458253492"/>ГЛОССАРИЙ<text:bookmark-end text:name="__RefHeading___Toc1155_1458253492"/></text:h>
      <text:p text:style-name="Text_20_body"><text:span text:style-name="T40">Выражение</text:span> — древовидная структура, позволяющая задавать <text:span text:style-name="T9">значения</text:span>, <text:span text:style-name="T28">списки значений, </text:span><text:span text:style-name="T11">подзапросы</text:span><text:span text:style-name="T28">,</text:span> ар<text:span text:style-name="T54">и</text:span>фметические операции над <text:span text:style-name="T28">ними</text:span>, <text:span text:style-name="T28">а также </text:span>ссылаться на колонку(и) из <text:span text:style-name="T9">контекста выражения</text:span><text:span text:style-name="T30"> </text:span><text:span text:style-name="T31">или текущей обрабатываемой </text:span><text:span text:style-name="T10">строки данных</text:span><text:span text:style-name="T42">.</text:span></text:p>
      <text:p text:style-name="P29"><text:span text:style-name="T30">Контекстно-свободное выражение</text:span><text:span text:style-name="T32"> — </text:span><text:span text:style-name="T55">выражение</text:span><text:span text:style-name="T32">, в котором отсутствуют ссылки </text:span><text:span text:style-name="T35">как</text:span><text:span text:style-name="T32"> </text:span><text:span text:style-name="T35">на </text:span><text:span text:style-name="T55">контекст выражения</text:span><text:span text:style-name="T32">, </text:span><text:span text:style-name="T35">так и на текущую </text:span><text:span text:style-name="T56">строку данных</text:span><text:span text:style-name="T32"> (результат просчета такого </text:span><text:span text:style-name="T55">выражения</text:span><text:span text:style-name="T32"> не зависит от контекста).</text:span></text:p>
      <text:p text:style-name="P29"><text:span text:style-name="T30">Контекстно-зависимое выражение</text:span><text:span text:style-name="T32"> — </text:span><text:span text:style-name="T55">выражение</text:span><text:span text:style-name="T32">, в котором содержатся ссылки </text:span><text:span text:style-name="T35">либо</text:span><text:span text:style-name="T32"> на </text:span><text:span text:style-name="T55">контекст выражения</text:span><text:span text:style-name="T32">, </text:span><text:span text:style-name="T35">либо на текущую <text:s/></text:span><text:span text:style-name="T56">строку данных</text:span><text:span text:style-name="T32"> <text:s/>(результат просчета такого </text:span><text:span text:style-name="T55">выражения</text:span><text:span text:style-name="T32"> зависит от контекста и может быть получен лишь после процесса </text:span><text:span text:style-name="T55">внедрения данных</text:span><text:span text:style-name="T32">).</text:span></text:p>
      <text:p text:style-name="P30"><text:span text:style-name="T43">Свободное для к</text:span><text:span text:style-name="T30">онтекст</text:span><text:span text:style-name="T43">а</text:span><text:span text:style-name="T30"> выражение</text:span><text:span text:style-name="T32"> — </text:span><text:span text:style-name="T55">выражение</text:span><text:span text:style-name="T32">, в котором </text:span><text:span text:style-name="T35">не </text:span><text:span text:style-name="T32">содержатся ссылки </text:span><text:span text:style-name="T35">на текущую <text:s/></text:span><text:span text:style-name="T56">строку данных</text:span><text:span text:style-name="T32"> <text:s/>(результат просчета такого </text:span><text:span text:style-name="T55">выражения</text:span><text:span text:style-name="T32"> </text:span><text:span text:style-name="T35">не</text:span><text:span text:style-name="T32"> зависит от </text:span><text:span text:style-name="T35">текущего </text:span><text:span text:style-name="T32">контекста, </text:span><text:span text:style-name="T35">но может зависеть от внешнего </text:span><text:span text:style-name="T37">или внутреннего</text:span><text:span text:style-name="T35"> контекста</text:span><text:span text:style-name="T32"> и может быть получен лишь после процесса внедрения данных).</text:span></text:p>
      <text:p text:style-name="P28"><text:span text:style-name="T30">Знач</text:span><text:span text:style-name="T44">е</text:span><text:span text:style-name="T30">ние</text:span><text:span text:style-name="T32"> — </text:span><text:span text:style-name="T33">экземпляр одного из поддерживаемых типов данных.</text:span></text:p>
      <text:p text:style-name="P16"><text:span text:style-name="T40">Контекст выражения</text:span> — <text:span text:style-name="T10">строка данных</text:span><text:span text:style-name="T29">, являющаяся контекстом для </text:span><text:span text:style-name="T54">выражения </text:span><text:span text:style-name="T73">(контекст ограничен рамками </text:span><text:span text:style-name="T27">запроса</text:span><text:span text:style-name="T51"> и/или </text:span><text:span text:style-name="T27">подзапроса</text:span><text:span text:style-name="T73">)</text:span><text:span text:style-name="T29">.</text:span> </text:p>
      <text:p text:style-name="P26"><text:span text:style-name="T40">Строка данных</text:span> — коллекция данных отображающая <text:span text:style-name="T54">з</text:span>апись в реляционной базе данных.</text:p>
      <text:p text:style-name="P27"><text:span text:style-name="T40">Подзапрос</text:span><text:span text:style-name="T30"> </text:span>— последовательность операций над данными, задающаяся в рамках <text:span text:style-name="T9">выражения</text:span> и обладающая контекстом.</text:p>
      <text:p text:style-name="P27"><text:span text:style-name="T40">Запрос</text:span> — последовательность операций над <text:span text:style-name="T9">данными</text:span>.</text:p>
      <text:p text:style-name="P27"><text:span text:style-name="T40">Данные</text:span> — <text:span text:style-name="T59">поток</text:span> <text:span text:style-name="T9">строк данных</text:span>, <text:span text:style-name="T59">отображающий</text:span> множество данных из реляционной базы.</text:p>
      <text:p text:style-name="P32"><text:span text:style-name="T40">Внедрение данных</text:span> — процесс подстановки <text:span text:style-name="T9">значений</text:span> из текущей обрабатываемой <text:span text:style-name="T9">строки данных</text:span><text:span text:style-name="T30">, а также</text:span> из <text:span text:style-name="T9">контекста выражения</text:span> в <text:span text:style-name="T9">выражение</text:span>.</text:p>
      <text:p text:style-name="P31"><text:span text:style-name="T40">Просчет выражения</text:span><text:span text:style-name="T30"> — процесс обхода дерева </text:span>выражения<text:span text:style-name="T30">, в результате которого будет получено </text:span>значение<text:span text:style-name="T30">.</text:span></text:p>
      <text:p text:style-name="P40"><text:soft-page-break/>Операция <text:span text:style-name="T72">над данными</text:span><text:span text:style-name="T55"> — команда обработки </text:span><text:span text:style-name="T12">данных</text:span><text:span text:style-name="T55">, производимая над </text:span><text:span text:style-name="T12">таблицей данных</text:span><text:span text:style-name="T55"> (набор </text:span><text:span text:style-name="T12">операций </text:span><text:span text:style-name="T17">над данными</text:span><text:span text:style-name="T55"> конечен. </text:span><text:span text:style-name="T57">Каждая из </text:span><text:span text:style-name="T16">операций </text:span><text:span text:style-name="T17">над данными</text:span><text:span text:style-name="T57"> либо является аналогом операции выборки, фильтрации, агрегации данными из стандарта SQL, либо расширяет возможности по манипуляции данными</text:span><text:span text:style-name="T55">).</text:span></text:p>
      <text:p text:style-name="P40">Таблица данных<text:span text:style-name="T55"> — внутренняя структура, инкапсулирующая </text:span><text:span text:style-name="T12">данные</text:span><text:span text:style-name="T55">, коллекцию заголовков колонок, </text:span><text:span text:style-name="T12">индексы</text:span><text:span text:style-name="T55"> и метаинформацию.</text:span></text:p>
      <text:p text:style-name="P41">Индекс<text:span text:style-name="T55"> — структура данных, применимая к </text:span><text:span text:style-name="T12">таблице данных,</text:span><text:span text:style-name="T55"> влияющая на сложность исполнения последующих </text:span><text:span text:style-name="T12">операций</text:span><text:span text:style-name="T55"> над </text:span><text:span text:style-name="T12">данными</text:span><text:span text:style-name="T55">.</text:span></text:p>
      <text:p text:style-name="P42"><text:span text:style-name="T41">Ленивые вычислени</text:span><text:span text:style-name="T67">я</text:span><text:span text:style-name="T64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45"><text:span text:style-name="T67">О</text:span><text:span text:style-name="T66">перация над выражением</text:span><text:span text:style-name="T63"> — элемент списка (унарная операция, бинарная операция, тернарная операция), задающийся </text:span><text:span text:style-name="T70">оператором</text:span><text:span text:style-name="T63"> и соответствующим числом параметров-</text:span><text:span text:style-name="T70">выражений</text:span><text:span text:style-name="T63">.</text:span></text:p>
      <text:p text:style-name="P33"><text:span text:style-name="T68">О</text:span><text:span text:style-name="T62">ператор —</text:span><text:span text:style-name="T63"> элемент перечисления (and, between, exists, not, in, or, is null, like, equals, not equals, grater or equals, less or equals, grater, less, plus, minus, multiply, division, mod), </text:span><text:span text:style-name="T65">применимый к определенному подмножеству </text:span><text:span text:style-name="T71">значений</text:span><text:span text:style-name="T65"> и используемый в определенном подмножестве </text:span><text:span text:style-name="T71">операций над выражениями</text:span><text:span text:style-name="T65">.</text:span></text:p>
      <text:p text:style-name="P34"><text:span text:style-name="T69">Р</text:span><text:span text:style-name="T62">екурсия</text:span><text:span text:style-name="T63"> — термин в программировании, означающий вызов функцией самой себя.</text:span></text:p>
      <text:p text:style-name="P34"><text:span text:style-name="T62">Мутация</text:span><text:span text:style-name="T63"> - термин в программировании, означающий изменение состояния объекта посредством определенного интерфейса взаимодействия.</text:span></text:p>
      <text:h text:style-name="P22" text:outline-level="1"><text:bookmark-start text:name="__RefHeading___Toc1157_1458253492"/>ПРИЛОЖЕНИЕ<text:bookmark-end text:name="__RefHeading___Toc1157_1458253492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Google Sans" svg:font-family="'Google Sans', arial, sans-serif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15%" fo:text-align="justify" style:justify-single-word="false" fo:text-indent="12.51mm" style:auto-text-indent="false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text-align="center" style:justify-single-word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Новосибирск 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05T14:58:31.243635318</dc:date>
    <meta:editing-duration>PT54M50S</meta:editing-duration>
    <meta:editing-cycles>6</meta:editing-cycles>
    <meta:document-statistic meta:table-count="1" meta:image-count="0" meta:object-count="0" meta:page-count="13" meta:paragraph-count="90" meta:word-count="1010" meta:character-count="8304" meta:non-whitespace-character-count="7349"/>
  </office:meta>
</office:document-meta>
</file>